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4.957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314004" draw:textarea-vertical-align="middle"/>
    </style:style>
    <style:style style:name="gr6" style:family="graphic" style:parent-style-name="standard">
      <style:graphic-properties draw:fill-color="#c5000b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004586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fill-color="#314004"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fill-color="#004586"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314004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6.748cm" svg:x2="24.876cm" svg:y2="16.748cm">
          <text:p/>
        </draw:line>
        <draw:line draw:style-name="gr1" draw:text-style-name="P1" draw:layer="layout" svg:x1="4.81cm" svg:y1="18.526cm" svg:x2="4.81cm" svg:y2="2.651cm">
          <text:p/>
        </draw:line>
        <draw:frame draw:style-name="gr2" draw:text-style-name="P2" draw:layer="layout" svg:width="4.064cm" svg:height="5.207cm" svg:x="0.746cm" svg:y="2.27cm">
          <draw:text-box>
            <text:p>Klima-Emissionen [CO2-equiv]</text:p>
          </draw:text-box>
        </draw:frame>
        <draw:frame draw:style-name="gr3" draw:text-style-name="P2" draw:layer="layout" svg:width="1.905cm" svg:height="1.673cm" svg:x="3.794cm" svg:y="18.783cm">
          <draw:text-box>
            <text:p>1990</text:p>
          </draw:text-box>
        </draw:frame>
        <draw:frame draw:style-name="gr3" draw:text-style-name="P2" draw:layer="layout" svg:width="2.159cm" svg:height="1.673cm" svg:x="23.987cm" svg:y="19.015cm">
          <draw:text-box>
            <text:p>2050</text:p>
          </draw:text-box>
        </draw:frame>
        <draw:frame draw:style-name="gr3" draw:text-style-name="P2" draw:layer="layout" svg:width="2.159cm" svg:height="1.673cm" svg:x="10.906cm" svg:y="19.015cm">
          <draw:text-box>
            <text:p>2020</text:p>
          </draw:text-box>
        </draw:frame>
        <draw:frame draw:style-name="gr3" draw:text-style-name="P2" draw:layer="layout" svg:width="2.159cm" svg:height="1.673cm" svg:x="19.669cm" svg:y="19.01cm">
          <draw:text-box>
            <text:p>2040</text:p>
          </draw:text-box>
        </draw:frame>
        <draw:path draw:style-name="gr4" draw:text-style-name="P1" draw:layer="layout" svg:width="1.601cm" svg:height="6.363cm" draw:transform="rotate (0.910363737840242) translate (4.75197776482315cm 4.94391961106405cm)" svg:viewBox="0 0 1602 6364" svg:d="M0 62c403-256 312 350 448 535 167 227 222 544 491 631 544 177 211 494 116 695-116 247-389 424-438 700-81 456 507-262 513 451 4 401-339 535 30 794 331 233-218 640 157 793 282 115 381 404 177 648-229 274 179 637-46 950l-50 105">
          <text:p/>
        </draw:path>
        <draw:line draw:style-name="gr4" draw:text-style-name="P1" draw:layer="layout" svg:x1="10.652cm" svg:y1="7.731cm" svg:x2="20.558cm" svg:y2="16.748cm">
          <text:p/>
        </draw:line>
        <draw:line draw:style-name="gr4" draw:text-style-name="P1" draw:layer="layout" svg:x1="20.558cm" svg:y1="16.748cm" svg:x2="24.749cm" svg:y2="18.272cm">
          <text:p/>
        </draw:line>
        <draw:polygon draw:style-name="gr5" draw:text-style-name="P3" draw:layer="layout" svg:width="9.905cm" svg:height="9.016cm" svg:x="10.652cm" svg:y="7.731cm" svg:viewBox="0 0 9906 9017" draw:points="0,0 9906,5842 9906,9017">
          <text:p/>
        </draw:polygon>
        <draw:polygon draw:style-name="gr6" draw:text-style-name="P4" draw:layer="layout" svg:width="9.905cm" svg:height="5.841cm" svg:x="10.652cm" svg:y="7.731cm" svg:viewBox="0 0 9906 5842" draw:points="0,0 9906,4318 9906,5842">
          <text:p/>
        </draw:polygon>
        <draw:polygon draw:style-name="gr7" draw:text-style-name="P5" draw:layer="layout" svg:width="9.905cm" svg:height="4.19cm" svg:x="10.652cm" svg:y="7.858cm" svg:viewBox="0 0 9906 4191" draw:points="0,0 9779,0 9906,4191">
          <text:p/>
        </draw:polygon>
        <draw:path draw:style-name="gr7" draw:text-style-name="P5" draw:layer="layout" svg:width="5.817cm" svg:height="3.062cm" svg:x="11.057cm" svg:y="3.652cm" svg:viewBox="0 0 5818 3063" svg:d="M0 299c-14-429 474-307 646-181 246 180 512 197 774 181 267-15 678-581 775 0 44 263 103 513 154 774 94 476 466 160 672 104 506-136 44 520 593 413 207-40 480-199 620 232 87 268 550-41 774 103 263 169 79 809 465 749 400-62 497 495 51 361-250-75-516-22-774-26s-517 0-774 0c-258 0-517 0-775 0-266 0-535 0-800 0-259 0-518-8-774 0-259 9-515 63-775 52-258-10-517-1-774 0h-78z">
          <text:p/>
        </draw:path>
        <draw:polygon draw:style-name="gr8" draw:text-style-name="P6" draw:layer="layout" svg:width="4.19cm" svg:height="1.523cm" svg:x="20.558cm" svg:y="16.748cm" svg:viewBox="0 0 4191 1524" draw:points="0,0 3937,0 4191,1524">
          <text:p/>
        </draw:polygon>
        <draw:frame draw:style-name="gr9" draw:text-style-name="P2" draw:layer="layout" svg:width="0.762cm" svg:height="1.016cm" svg:x="3.667cm" svg:y="16.367cm">
          <draw:text-box>
            <text:p>0</text:p>
          </draw:text-box>
        </draw:frame>
        <draw:frame draw:style-name="gr10" draw:text-style-name="P2" draw:layer="layout" svg:width="3.81cm" svg:height="3.095cm" svg:x="0.619cm" svg:y="17.256cm">
          <draw:text-box>
            <text:p>Negativ</text:p>
            <text:p>Emissionen</text:p>
          </draw:text-box>
        </draw:frame>
        <draw:custom-shape draw:style-name="gr11" draw:text-style-name="P5" draw:layer="layout" svg:width="0.508cm" svg:height="0.508cm" svg:x="21.955cm" svg:y="5.06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601cm" svg:height="0.962cm" svg:x="22.717cm" svg:y="4.81cm">
          <draw:text-box>
            <text:p>Konsistenz</text:p>
          </draw:text-box>
        </draw:frame>
        <draw:custom-shape draw:style-name="gr13" draw:text-style-name="P4" draw:layer="layout" svg:width="0.508cm" svg:height="0.508cm" svg:x="21.955cm" svg:y="5.9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08cm" svg:height="0.508cm" svg:x="21.955cm" svg:y="6.9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08cm" svg:height="0.508cm" svg:x="21.955cm" svg:y="7.93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885cm" svg:height="0.962cm" svg:x="22.672cm" svg:y="5.826cm">
          <draw:text-box>
            <text:p>Effizienz</text:p>
          </draw:text-box>
        </draw:frame>
        <draw:frame draw:style-name="gr17" draw:text-style-name="P2" draw:layer="layout" svg:width="3.237cm" svg:height="0.962cm" svg:x="22.626cm" svg:y="6.715cm">
          <draw:text-box>
            <text:p>Suffizienz</text:p>
          </draw:text-box>
        </draw:frame>
        <draw:frame draw:style-name="gr18" draw:text-style-name="P2" draw:layer="layout" svg:width="5.904cm" svg:height="0.962cm" svg:x="22.59cm" svg:y="7.785cm">
          <draw:text-box>
            <text:p>Neue Technologien</text:p>
          </draw:text-box>
        </draw:frame>
      </draw:page>
      <draw:page draw:name="page2" draw:style-name="dp1" draw:master-page-name="Default">
        <draw:line draw:style-name="gr1" draw:text-style-name="P1" draw:layer="layout" svg:x1="4.81cm" svg:y1="16.748cm" svg:x2="24.876cm" svg:y2="16.748cm">
          <text:p/>
        </draw:line>
        <draw:line draw:style-name="gr1" draw:text-style-name="P1" draw:layer="layout" svg:x1="4.81cm" svg:y1="18.526cm" svg:x2="4.81cm" svg:y2="2.651cm">
          <text:p/>
        </draw:line>
        <draw:frame draw:style-name="gr2" draw:text-style-name="P2" draw:layer="layout" svg:width="4.064cm" svg:height="5.207cm" svg:x="0.946cm" svg:y="4.37cm">
          <draw:text-box>
            <text:p>Klima-Emissionen [CO2-equiv]</text:p>
          </draw:text-box>
        </draw:frame>
        <draw:frame draw:style-name="gr3" draw:text-style-name="P2" draw:layer="layout" svg:width="1.905cm" svg:height="1.673cm" svg:x="4.694cm" svg:y="18.483cm">
          <draw:text-box>
            <text:p>1990</text:p>
          </draw:text-box>
        </draw:frame>
        <draw:frame draw:style-name="gr3" draw:text-style-name="P2" draw:layer="layout" svg:width="2.159cm" svg:height="1.673cm" svg:x="22.787cm" svg:y="18.515cm">
          <draw:text-box>
            <text:p>2050</text:p>
          </draw:text-box>
        </draw:frame>
        <draw:frame draw:style-name="gr3" draw:text-style-name="P2" draw:layer="layout" svg:width="2.159cm" svg:height="1.673cm" svg:x="10.306cm" svg:y="18.515cm">
          <draw:text-box>
            <text:p>2018</text:p>
          </draw:text-box>
        </draw:frame>
        <draw:polygon draw:style-name="gr5" draw:text-style-name="P3" draw:layer="layout" svg:width="13.08cm" svg:height="9.016cm" svg:x="10.652cm" svg:y="7.731cm" svg:viewBox="0 0 13081 9017" draw:points="0,0 13081,5842 13081,9017">
          <text:p/>
        </draw:polygon>
        <draw:polygon draw:style-name="gr6" draw:text-style-name="P4" draw:layer="layout" svg:width="13.08cm" svg:height="5.841cm" svg:x="10.652cm" svg:y="7.731cm" svg:viewBox="0 0 13081 5842" draw:points="0,0 13081,4318 13081,5842">
          <text:p/>
        </draw:polygon>
        <draw:frame draw:style-name="gr9" draw:text-style-name="P2" draw:layer="layout" svg:width="0.762cm" svg:height="1.016cm" svg:x="3.667cm" svg:y="16.367cm">
          <draw:text-box>
            <text:p>0</text:p>
          </draw:text-box>
        </draw:frame>
        <draw:custom-shape draw:style-name="gr11" draw:text-style-name="P5" draw:layer="layout" svg:width="0.508cm" svg:height="0.508cm" svg:x="24.607cm" svg:y="11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3.601cm" svg:height="0.962cm" svg:x="25.369cm" svg:y="11.007cm">
          <draw:text-box>
            <text:p>Konsistenz</text:p>
          </draw:text-box>
        </draw:frame>
        <draw:custom-shape draw:style-name="gr13" draw:text-style-name="P4" draw:layer="layout" svg:width="0.508cm" svg:height="0.508cm" svg:x="24.607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508cm" svg:height="0.508cm" svg:x="24.607cm" svg:y="13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" draw:layer="layout" svg:width="2.885cm" svg:height="0.962cm" svg:x="25.324cm" svg:y="12.023cm">
          <draw:text-box>
            <text:p>Effizienz</text:p>
          </draw:text-box>
        </draw:frame>
        <draw:frame draw:style-name="gr17" draw:text-style-name="P2" draw:layer="layout" svg:width="3.237cm" svg:height="0.962cm" svg:x="25.278cm" svg:y="12.912cm">
          <draw:text-box>
            <text:p>Suffizienz</text:p>
          </draw:text-box>
        </draw:frame>
        <draw:polygon draw:style-name="gr7" draw:text-style-name="P5" draw:layer="layout" svg:width="12.699cm" svg:height="3.936cm" svg:x="11.033cm" svg:y="7.985cm" svg:viewBox="0 0 12700 3937" draw:points="0,0 12700,254 12700,3937 12573,3937">
          <text:p/>
        </draw:polygon>
        <draw:path draw:style-name="gr7" draw:text-style-name="P5" draw:layer="layout" svg:width="5.841cm" svg:height="2.031cm" svg:x="4.81cm" svg:y="5.699cm" svg:viewBox="0 0 5842 2032" svg:d="M0 0c1143 508 1905 254 1905 254 0 0 635 254 508 254s1016 127 1016 127l889 635h635l889 762h-381l-5461-127v-152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3:48:52.543000000</meta:creation-date>
    <dc:date>2018-04-07T09:06:20.335326311</dc:date>
    <meta:editing-duration>PT9M45S</meta:editing-duration>
    <meta:editing-cycles>3</meta:editing-cycles>
    <meta:generator>LibreOffice/5.1.6.2$Linux_X86_64 LibreOffice_project/10m0$Build-2</meta:generator>
    <meta:document-statistic meta:object-count="42"/>
  </office:meta>
</office:document-meta>
</file>